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16pt" officeooo:rsid="001d7c3f" officeooo:paragraph-rsid="001d7c3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18pt" officeooo:rsid="001d7c3f" officeooo:paragraph-rsid="001d7c3f" style:font-size-asian="15.75pt" style:font-size-complex="18pt"/>
    </style:style>
    <style:style style:name="P3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d7c3f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e8531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font-name="Ubuntu Mono" fo:font-size="16pt" fo:font-weight="normal" officeooo:rsid="001e8531" officeooo:paragraph-rsid="001e853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f2f6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f2f6f" officeooo:paragraph-rsid="001f2f6f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paragraph-rsid="001d7c3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f2f6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2f6f" officeooo:paragraph-rsid="001f2f6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2f6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9dd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210cf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10cf8" officeooo:paragraph-rsid="00210cf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4927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d7c3f" officeooo:paragraph-rsid="001d7c3f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e8531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size-complex="14pt"/>
    </style:style>
    <style:style style:name="P22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style:font-size-asian="14pt" style:font-weight-asian="normal" style:font-size-complex="16pt" style:font-weight-complex="normal"/>
    </style:style>
    <style:style style:name="P23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d7c3f" officeooo:paragraph-rsid="001d7c3f" style:font-size-asian="14pt" style:font-weight-asian="normal" style:font-size-complex="16pt" style:font-weight-complex="normal"/>
    </style:style>
    <style:style style:name="P24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25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f27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f273" officeooo:paragraph-rsid="0022f27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3f6b5" style:font-size-asian="14pt" style:font-weight-asian="normal" style:font-size-complex="14pt" style:font-weight-complex="normal"/>
    </style:style>
    <style:style style:name="T1" style:family="text">
      <style:text-properties officeooo:rsid="001d7c3f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1e8531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1f2f6f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210cf8" style:font-weight-asian="normal" style:font-weight-complex="normal"/>
    </style:style>
    <style:style style:name="T6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7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8" style:family="text">
      <style:text-properties fo:font-variant="normal" fo:text-transform="none" fo:font-size="14pt" fo:letter-spacing="normal" fo:font-style="normal" officeooo:rsid="001f2f6f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officeooo:rsid="001e8531" style:font-size-asian="14pt" style:font-size-complex="14pt"/>
    </style:style>
    <style:style style:name="T10" style:family="text">
      <style:text-properties fo:font-variant="normal" fo:text-transform="none" fo:font-size="14pt" fo:letter-spacing="normal" fo:font-style="normal" officeooo:rsid="001f9dd7" style:font-size-asian="14pt" style:font-size-complex="14pt"/>
    </style:style>
    <style:style style:name="T11" style:family="text">
      <style:text-properties fo:font-variant="normal" fo:text-transform="none" fo:color="#00a933" fo:letter-spacing="normal" fo:font-style="normal" fo:font-weight="normal" officeooo:rsid="001f2f6f" style:font-weight-asian="normal" style:font-weight-complex="normal"/>
    </style:style>
    <style:style style:name="T12" style:family="text">
      <style:text-properties fo:font-variant="normal" fo:text-transform="none" fo:color="#00a933" fo:letter-spacing="normal" fo:font-style="normal" fo:font-weight="normal" officeooo:rsid="00210cf8" style:font-weight-asian="normal" style:font-weight-complex="normal"/>
    </style:style>
    <style:style style:name="T13" style:family="text">
      <style:text-properties officeooo:rsid="001e8531"/>
    </style:style>
    <style:style style:name="T14" style:family="text">
      <style:text-properties officeooo:rsid="00210cf8"/>
    </style:style>
    <style:style style:name="T15" style:family="text">
      <style:text-properties fo:color="#00a933" officeooo:rsid="00224927"/>
    </style:style>
    <style:style style:name="T16" style:family="text">
      <style:text-properties fo:color="#00a933" officeooo:rsid="0025884b"/>
    </style:style>
    <style:style style:name="T17" style:family="text">
      <style:text-properties officeooo:rsid="00224927"/>
    </style:style>
    <style:style style:name="T18" style:family="text">
      <style:text-properties officeooo:rsid="0022f273"/>
    </style:style>
    <style:style style:name="T19" style:family="text">
      <style:text-properties officeooo:rsid="0023f6b5"/>
    </style:style>
    <style:style style:name="T20" style:family="text">
      <style:text-properties officeooo:rsid="002588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íveis de Inglês e seus Conteúdos</text:p>
      <text:p text:style-name="P2"/>
      <text:p text:style-name="P2"/>
      <text:p text:style-name="P1">A1 – Iniciante</text:p>
      <text:p text:style-name="P1"/>
      <text:p text:style-name="P4"><text:span text:style-name="T1">- </text:span><text:span text:style-name="T2">Adjetivos Comuns →</text:span><text:span text:style-name="T4"> </text:span><text:span text:style-name="T11">Check</text:span></text:p>
      <text:p text:style-name="P4"><text:span text:style-name="T2">- </text:span><text:span text:style-name="T3">Adjetivos</text:span><text:span text:style-name="T2"> Demonstrativos →</text:span><text:span text:style-name="T5"> </text:span><text:span text:style-name="T12">Check</text:span></text:p>
      <text:p text:style-name="P10">- Advérbios de Frequência →<text:span text:style-name="T17"> </text:span><text:span text:style-name="T15">Check</text:span></text:p>
      <text:p text:style-name="P10">- Comparativo e Superlativo →<text:span text:style-name="T20"> </text:span><text:span text:style-name="T16">Check</text:span></text:p>
      <text:p text:style-name="P3"><text:span text:style-name="T6">- ‘</text:span><text:span text:style-name="T2">To be going to’ – frases básicas</text:span></text:p>
      <text:p text:style-name="P10">- Quantificadores: ‘How much’, ‘how many’ e ‘very’</text:p>
      <text:p text:style-name="P10">- Substantivos Incontáveis mais Comuns</text:p>
      <text:p text:style-name="P10">- Pedidos: ‘I’d like’</text:p>
      <text:p text:style-name="P10">- Imperativos: Positivos e Negativos</text:p>
      <text:p text:style-name="P10">- Intensificadores – Básico</text:p>
      <text:p text:style-name="P10">- Modais Básicos: ‘can’, ‘can’t’, ‘could’, ‘couldn’t’</text:p>
      <text:p text:style-name="P10">- Passado Simples do Verbo “to be”</text:p>
      <text:p text:style-name="P10">- Passado Simples- Adjetivos Possessivos</text:p>
      <text:p text:style-name="P18">- Possessivos</text:p>
      <text:p text:style-name="P18">- Preposições mais Comuns</text:p>
      <text:p text:style-name="P18">- Preposições de Lugar, incluindo in/on/at</text:p>
      <text:p text:style-name="P18">- Preposições de Tempo, incluindo in/on/at (simples)</text:p>
      <text:p text:style-name="P18">- Presente Contínuo</text:p>
      <text:p text:style-name="P18">- Presente Simples</text:p>
      <text:p text:style-name="P18">- Pronomes Pessoais</text:p>
      <text:p text:style-name="P18">- Perguntas</text:p>
      <text:p text:style-name="P18">- There is/are</text:p>
      <text:p text:style-name="P18">- Verbo to be, incluindo frases interrogativas e negativas</text:p>
      <text:p text:style-name="P18">- Verbo + Gerúndio ‘ing’: like/hate/love<text:tab/></text:p>
      <text:p text:style-name="P18"/>
      <text:p text:style-name="P23">A2 – Básico</text:p>
      <text:p text:style-name="P23"/>
      <text:p text:style-name="P19">- Adjetivos – na forma comparativa utilizando ‘than’ e artigos - definidos</text:p>
      <text:p text:style-name="P21">- Adjetivos – na forma superlativa utilizando artigos definidos</text:p>
      <text:p text:style-name="P21">- Frases Adverbiais de Tempo, Lugar e Frequência</text:p>
      <text:p text:style-name="P21">- Advérbios de Frequência</text:p>
      <text:p text:style-name="P21">- Artigos – com substantivos contáveis e incontáveis</text:p>
      <text:p text:style-name="P21">- Contáveis e Incontáveis: ’much’ e ‘many’</text:p>
      <text:p text:style-name="P21">- Tempo Futuro: ‘will’ e ‘going to’</text:p>
      <text:p text:style-name="P21">- Gerúndios</text:p>
      <text:p text:style-name="P21">- Imperativos</text:p>
      <text:p text:style-name="P21"><text:soft-page-break/>- Modais – ‘can’ e ‘could’</text:p>
      <text:p text:style-name="P21">- Modais – ‘have to’</text:p>
      <text:p text:style-name="P21">- Modais – ‘should’</text:p>
      <text:p text:style-name="P21">- Passado Contínuo</text:p>
      <text:p text:style-name="P21">- Passado Simples</text:p>
      <text:p text:style-name="P21">- Phrasal Verbs mais Comuns</text:p>
      <text:p text:style-name="P21">- Possessivos – uso de ‘s, s’</text:p>
      <text:p text:style-name="P21">- Frases Preposicionais – lugar, tempo e movimento</text:p>
      <text:p text:style-name="P21">- Preposições de Tempo: on/in/at</text:p>
      <text:p text:style-name="P21">- Presente Contínuo</text:p>
      <text:p text:style-name="P21">- Presente Contínuo para falar de Futuro</text:p>
      <text:p text:style-name="P21">- Presente Perfeito</text:p>
      <text:p text:style-name="P21">- Frases Interrogativas</text:p>
      <text:p text:style-name="P21">- Verbo + Gerúndio -ing / Infinitivo: ‘like’, ’want’ – ‘would like’</text:p>
      <text:p text:style-name="P21">- Wh-questions no Passado</text:p>
      <text:p text:style-name="P21">- Condicional Zero</text:p>
      <text:p text:style-name="P21">- Primeira Condicional</text:p>
      <text:p text:style-name="P23"/>
      <text:p text:style-name="P24">B1 – Intermediário</text:p>
      <text:p text:style-name="P24"/>
      <text:p text:style-name="P20">- Advérbios</text:p>
      <text:p text:style-name="P21">- Gama maior de Intensificadores – ‘too’, ‘enough’ e outros</text:p>
      <text:p text:style-name="P21">- Comparativos e Superlativos – completo</text:p>
      <text:p text:style-name="P21">- Tag Questions Complexas</text:p>
      <text:p text:style-name="P21">- Segunda Condicional</text:p>
      <text:p text:style-name="P21">- Terceira Condicional</text:p>
      <text:p text:style-name="P21">- Conectivos – expressões e palavras de causa e efeito, contraste -etc.</text:p>
      <text:p text:style-name="P21">- Futuro Contínuo</text:p>
      <text:p text:style-name="P21">- Modais – ‘must’, ‘can’t’ dedução</text:p>
      <text:p text:style-name="P21">- Modais – ‘might’, ‘may’, ‘will’, ‘probably’</text:p>
      <text:p text:style-name="P21">- Modais – ‘should have’, ‘might have’, etc.</text:p>
      <text:p text:style-name="P21">- Modais: ‘must’, ‘have to’</text:p>
      <text:p text:style-name="P21"><text:span text:style-name="T13">- </text:span>Passado Contínuo</text:p>
      <text:p text:style-name="P21">- Passado Perfeito</text:p>
      <text:p text:style-name="P21">- Passado Simples</text:p>
      <text:p text:style-name="P21">- Termos no Tempo Passado</text:p>
      <text:p text:style-name="P21">- Phrasal Verbs, extendido</text:p>
      <text:p text:style-name="P21">- Presente Perfeito Contínuo</text:p>
      <text:p text:style-name="P21">- Presente Perfeito / Passado Simples – diferenças</text:p>
      <text:p text:style-name="P21"><text:soft-page-break/>- Reported Speech ou Discurso Reportado (em uma ampla gama de tempos verbais)</text:p>
      <text:p text:style-name="P21">- Voz Passiva Simples</text:p>
      <text:p text:style-name="P21">- Wh- Questions no Passado</text:p>
      <text:p text:style-name="P21">- Previsões – ‘will’ e ‘going to’ (simples)</text:p>
      <text:p text:style-name="P20"/>
      <text:p text:style-name="P22"/>
      <text:p text:style-name="P24">B2 – Pós-intermediário</text:p>
      <text:p text:style-name="P24"/>
      <text:p text:style-name="P20">- Adjetivos e Advérbios</text:p>
      <text:p text:style-name="P21">- Futuro Contínuo</text:p>
      <text:p text:style-name="P21">- Futuro Perfeito</text:p>
      <text:p text:style-name="P21">- Futuro Perfeito Contínuo</text:p>
      <text:p text:style-name="P21">- Condicionais Mistas</text:p>
      <text:p text:style-name="P21">- Modais – ‘can’t have’, ‘needn’t have’</text:p>
      <text:p text:style-name="P21">- Modais de dedução e especulação</text:p>
      <text:p text:style-name="P21">- Tempos Verbais de Narrativa</text:p>
      <text:p text:style-name="P21">- Voz Passiva</text:p>
      <text:p text:style-name="P21">- Passado Perfeito</text:p>
      <text:p text:style-name="P21">- Passado Perfeito Contínuo</text:p>
      <text:p text:style-name="P21">- Phrasal Verbs, extendido</text:p>
      <text:p text:style-name="P21">- Relative Clauses</text:p>
      <text:p text:style-name="P21">- Reported Speech ou Discurso Reportado</text:p>
      <text:p text:style-name="P21">- Previsões – ‘will’ e ‘going to’</text:p>
      <text:p text:style-name="P21">- Desejos</text:p>
      <text:p text:style-name="P21">- Would para expresser hábitos no Passado</text:p>
      <text:p text:style-name="P20"/>
      <text:p text:style-name="P20"/>
      <text:p text:style-name="P25">C1 – Avançado</text:p>
      <text:p text:style-name="P25"/>
      <text:p text:style-name="P20">- Formas de Futuro (revisão)</text:p>
      <text:p text:style-name="P21">- Inversão com Adverbiais Negativos</text:p>
      <text:p text:style-name="P21">- Condicionais Mistas – nas formas passado, presente e futuro</text:p>
      <text:p text:style-name="P21">- Modais no Passado</text:p>
      <text:p text:style-name="P21">- Tempos Verbais de Narrativa – para experiência, incluindo voz passiva</text:p>
      <text:p text:style-name="P21">- Todas as formas de Voz Passiva</text:p>
      <text:p text:style-name="P21">- Phrasal verbs, especialmente separação</text:p>
      <text:p text:style-name="P21">- Arrependimentos – ‘Wish’/ ‘if only’</text:p>
      <text:p text:style-name="P20"/>
      <text:p text:style-name="P5">C2 – Fluente<text:tab/></text:p>
      <text:p text:style-name="P6"><text:soft-page-break/>Estudo dos Conteúdos</text:p>
      <text:p text:style-name="P6"/>
      <text:p text:style-name="P7"/>
      <text:p text:style-name="P8">- <text:span text:style-name="T7">Adjetivos Comuns</text:span></text:p>
      <text:p text:style-name="P11"/>
      <text:p text:style-name="P8"><text:span text:style-name="T7">→</text:span><text:span text:style-name="T8"> É o que parece, são os adjetivos mais simples e familiares usados, como cores, se algo é bom ou ruim, novo ou velho, etc.</text:span></text:p>
      <text:p text:style-name="P12"/>
      <text:p text:style-name="P12">Ex.: Black, new, good, great, happy, different, little, hard, etc.</text:p>
      <text:p text:style-name="P12"/>
      <text:p text:style-name="P12">Aplicação em frase:</text:p>
      <text:p text:style-name="P12"/>
      <text:p text:style-name="P12">1. It’s my brother’s birthday, he is very happy.</text:p>
      <text:p text:style-name="P12">2. The test is hard.</text:p>
      <text:p text:style-name="P12">3. I want a new PC.</text:p>
      <text:p text:style-name="P12"/>
      <text:p text:style-name="P12"/>
      <text:p text:style-name="P9"><text:span text:style-name="T7">- </text:span><text:span text:style-name="T9">Adjetivos</text:span><text:span text:style-name="T7"> Demonstrativos</text:span></text:p>
      <text:p text:style-name="P12"/>
      <text:p text:style-name="P9"><text:span text:style-name="T7">→ </text:span><text:span text:style-name="T10">É usado para especificar algo ou alguém, em algum lugar no tempo e espaço.</text:span></text:p>
      <text:p text:style-name="P13"/>
      <text:p text:style-name="P14">Adjetivos demonstrativos mais usados: This, that, these and those.</text:p>
      <text:p text:style-name="P14"/>
      <text:p text:style-name="P14">Aplicação em frase:</text:p>
      <text:p text:style-name="P14"/>
      <text:p text:style-name="P14">1. This store is open.</text:p>
      <text:p text:style-name="P14">2. That man with the red shirt.</text:p>
      <text:p text:style-name="P14">3. These women are nice.</text:p>
      <text:p text:style-name="P14">4. Those men are fighting.</text:p>
      <text:p text:style-name="P14"/>
      <text:p text:style-name="P14"/>
      <text:p text:style-name="P15">- Advérbios de Frequência</text:p>
      <text:p text:style-name="P15"/>
      <text:p text:style-name="P15">→<text:span text:style-name="T14"> É usado para expressar com que regularidade algo acontece.</text:span></text:p>
      <text:p text:style-name="P15"/>
      <text:p text:style-name="P16">Ex.: Always, usually, often, sometimes, hardly ever, never, etc.</text:p>
      <text:p text:style-name="P16"/>
      <text:p text:style-name="P16">Obs.: Existem muitos sinônimos a estes advérbios, então basta pesquisar.</text:p>
      <text:p text:style-name="P16"/>
      <text:p text:style-name="P17">Aplicação em frase:</text:p>
      <text:p text:style-name="P17"/>
      <text:p text:style-name="P17">1. I always hated you.</text:p>
      <text:p text:style-name="P17"><text:soft-page-break/>2. I never loved her.</text:p>
      <text:p text:style-name="P17">3. I often sleep in the afternoon.</text:p>
      <text:p text:style-name="P17"/>
      <text:p text:style-name="P17"/>
      <text:p text:style-name="P26">- Comparativo e Superlativo</text:p>
      <text:p text:style-name="P26"/>
      <text:p text:style-name="P26">→<text:span text:style-name="T18"> Superlativo é usado para expressar o grau mais alto e intenso de uma característica ou qualidade, enquanto o Comparativo compara algo ou alguém a outra coisa, como o nome sugere.</text:span></text:p>
      <text:p text:style-name="P26"/>
      <text:p text:style-name="P27">Exemplo Superlativo: Strongest, hardest, biggest</text:p>
      <text:p text:style-name="P27"/>
      <text:p text:style-name="P27">Exemplo Comparativo: Stronger than, harder than, <text:span text:style-name="T19">bigger than</text:span></text:p>
      <text:p text:style-name="P27"/>
      <text:p text:style-name="P28">Aplicação em frase:</text:p>
      <text:p text:style-name="P28"/>
      <text:p text:style-name="P28">1. I’m better than you.</text:p>
      <text:p text:style-name="P28">2. He is the strongest person in the world.</text:p>
      <text:p text:style-name="P28">3. She is nicer than her sister.</text:p>
      <text:p text:style-name="P28">4. I am the tallest man in my fami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8:12:53.907065781</meta:creation-date>
    <dc:date>2022-06-03T18:59:52.069000669</dc:date>
    <meta:editing-duration>PT18M4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5" meta:paragraph-count="138" meta:word-count="766" meta:character-count="4658" meta:non-whitespace-character-count="3998"/>
  </office:meta>
</office:document-meta>
</file>